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df3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df3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df3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df3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df3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df3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df3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df3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df3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df3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df3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df3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df3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df3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df3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df3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df3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sabel Lucia Bartuccio Morand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125829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ergio Luis  Bartuccio Perei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39030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6.1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3" meta:non-whitespace-character-count="1004"/>
    <meta:template xlink:type="simple" xlink:actuate="onRequest" xlink:title="Normal" xlink:href=""/>
  </office:meta>
</office:document-meta>
</file>